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62879" officeooo:paragraph-rsid="00062879" style:font-size-asian="14pt" style:font-size-complex="14pt"/>
    </style:style>
    <style:style style:name="P2" style:family="paragraph" style:parent-style-name="Standard">
      <style:text-properties fo:font-size="14pt" style:text-underline-style="none" officeooo:rsid="00062879" officeooo:paragraph-rsid="00062879" style:font-size-asian="14pt" style:font-size-complex="14pt"/>
    </style:style>
    <style:style style:name="P3" style:family="paragraph" style:parent-style-name="Standard">
      <style:text-properties fo:font-size="14pt" style:text-underline-style="none" officeooo:rsid="00062879" officeooo:paragraph-rsid="0007b63c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062879" officeooo:paragraph-rsid="00062879" style:font-size-asian="14pt" style:font-size-complex="14pt"/>
    </style:style>
    <style:style style:name="P5" style:family="paragraph" style:parent-style-name="Standard">
      <style:text-properties fo:font-size="14pt" style:text-underline-style="none" officeooo:rsid="0007b63c" officeooo:paragraph-rsid="0007b63c" style:font-size-asian="14pt" style:font-size-complex="14pt"/>
    </style:style>
    <style:style style:name="P6" style:family="paragraph" style:parent-style-name="Standard">
      <style:text-properties officeooo:rsid="000a2bac" officeooo:paragraph-rsid="000a2b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b63c"/>
    </style:style>
    <style:style style:name="T3" style:family="text">
      <style:text-properties officeooo:rsid="000933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 : <text:span text:style-name="T1">Explorateur fichier</text:span></text:p>
      <text:p text:style-name="P1"/>
      <text:p text:style-name="P4">Documentation fonctionnelle et technique</text:p>
      <text:p text:style-name="P2"/>
      <text:p text:style-name="P2">- <text:s/>données d’entrée :</text:p>
      <text:p text:style-name="P2"/>
      <text:p text:style-name="P3"><text:tab/>affichage :</text:p>
      <text:p text:style-name="P3"><text:tab/><text:tab/>- <text:span text:style-name="T2">du chemin du dossier (arborescence)</text:span></text:p>
      <text:p text:style-name="P3"><text:tab/> <text:tab/>- d’un<text:span text:style-name="T2">e</text:span> ic<text:span text:style-name="T2">o</text:span>ne dossier <text:s/>avec son nom</text:p>
      <text:p text:style-name="P2"><text:tab/><text:tab/>- d’un<text:span text:style-name="T2">e</text:span> ic<text:span text:style-name="T2">o</text:span>ne hamberger (menu)</text:p>
      <text:p text:style-name="P2"><text:tab/><text:tab/>- <text:s/>d’un <text:span text:style-name="T2">bouton Retour</text:span></text:p>
      <text:p text:style-name="P2"/>
      <text:p text:style-name="P2">- <text:span text:style-name="T2">si clique sur l’icone dossier :</text:span></text:p>
      <text:p text:style-name="P2"><text:s text:c="3"/>→<text:span text:style-name="T2"> ouverture du dossier : <text:s/>affichage du contenu du dossier par défaut sous forme d’icones de taille moyenne</text:span></text:p>
      <text:p text:style-name="P2"><text:tab/> <text:tab/></text:p>
      <text:p text:style-name="P2">- <text:span text:style-name="T2">si clique sur icône hamburger :</text:span></text:p>
      <text:p text:style-name="P3"><text:s text:c="3"/>→<text:span text:style-name="T2"> liste d’options <text:s text:c="2"/>avec : <text:s/></text:span></text:p>
      <text:p text:style-name="P5"><text:tab/>- <text:s/>Affichage =&gt; <text:s/>liste, <text:s/>icones moyenne ou petite icones</text:p>
      <text:p text:style-name="P2"><text:tab/>- <text:s/><text:span text:style-name="T2">Rechercher <text:s/>=&gt; retrouver nom de fichier dans tous les dossiers enfants</text:span></text:p>
      <text:p text:style-name="P2"><text:tab/>- <text:span text:style-name="T2">Trier =&gt; par nom, <text:s/>par type, <text:s/>par taille, par date de modif </text:span></text:p>
      <text:p text:style-name="P2"/>
      <text:p text:style-name="P2">- <text:span text:style-name="T3">si clique sur bouton Retour <text:s/>(flèche circulaire)</text:span></text:p>
      <text:p text:style-name="P2"><text:s text:c="2"/>→<text:span text:style-name="T3"> <text:s/>retour sur la page précédente</text:span></text:p>
      <text:p text:style-name="P2"/>
      <text:p text:style-name="P2"/>
      <text:p text:style-name="P6">version desktop :</text:p>
      <text:p text:style-name="P6"/>
      <text:p text:style-name="P6">arborescence dans un cadre vertical à gauche permettant de voir tous les contenus sans ouvrir les dossi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6:32:50.332344052</meta:creation-date>
    <dc:date>2018-11-13T09:26:41.397085789</dc:date>
    <meta:editing-duration>PT9M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141" meta:character-count="844" meta:non-whitespace-character-count="680"/>
  </office:meta>
</office:document-meta>
</file>